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85edc" officeooo:paragraph-rsid="00085edc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0:01:22.996000000</meta:creation-date>
    <dc:date>2016-09-24T10:01:38.937000000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2.1.2$Windows_x86 LibreOffice_project/31dd62db80d4e60af04904455ec9c9219178d620</meta:generator>
  </office:meta>
</office:document-meta>
</file>